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8DFE34AE943A4C3C.png" manifest:media-type="image/png"/>
  <manifest:file-entry manifest:full-path="Pictures/100000010000055600000300712061E7D57E2A74.png" manifest:media-type="image/png"/>
  <manifest:file-entry manifest:full-path="Pictures/100000010000055600000300804F7EA73A9F29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9.283cm, 26.423cm, 0cm, -0.394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4.018cm, -0.058cm, 3.691cm, 0cm)" draw:image-opacity="100%" style:mirror="none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2.199cm, 0cm, 0.6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749cm" svg:height="0.792cm" svg:x="13.501cm" svg:y="1.25cm">
          <draw:image xlink:href="Pictures/100000010000055600000300804F7EA73A9F29B9.png" xlink:type="simple" xlink:show="embed" xlink:actuate="onLoad" draw:mime-type="image/png">
            <text:p/>
          </draw:image>
        </draw:frame>
        <draw:frame draw:style-name="gr2" draw:text-style-name="P1" draw:layer="layout" svg:width="27.744cm" svg:height="1.999cm" svg:x="1cm" svg:y="15.251cm">
          <draw:image xlink:href="Pictures/100000010000055600000300712061E7D57E2A74.png" xlink:type="simple" xlink:show="embed" xlink:actuate="onLoad" draw:mime-type="image/png">
            <text:p text:style-name="P1">\</text:p>
          </draw:image>
        </draw:frame>
        <draw:frame draw:style-name="gr3" draw:text-style-name="P1" draw:layer="layout" svg:width="27.699cm" svg:height="5.749cm" svg:x="1.25cm" svg:y="4.001cm">
          <draw:image xlink:href="Pictures/1000000100000556000003008DFE34AE943A4C3C.png" xlink:type="simple" xlink:show="embed" xlink:actuate="onLoad" draw:mime-type="image/png">
            <text:p/>
          </draw:image>
        </draw:frame>
        <draw:frame draw:style-name="gr4" draw:text-style-name="P2" draw:layer="layout" svg:width="13.25cm" svg:height="1.25cm" svg:x="1.25cm" svg:y="1.25cm">
          <draw:text-box>
            <text:p>Количество потребляемых ресурсов</text:p>
          </draw:text-box>
        </draw:frame>
        <draw:frame draw:style-name="gr4" draw:text-style-name="P2" draw:layer="layout" svg:width="19.25cm" svg:height="1.25cm" svg:x="1.25cm" svg:y="10cm">
          <draw:text-box>
            <text:p>Файлы JS работают без ошибок</text:p>
          </draw:text-box>
        </draw:frame>
        <draw:frame draw:style-name="gr5" draw:text-style-name="P2" draw:layer="layout" svg:width="18cm" svg:height="2.25cm" svg:x="1.25cm" svg:y="17.5cm">
          <draw:text-box>
            <text:p>Используемые шрифты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23:34:36.618618260</meta:creation-date>
    <dc:date>2023-06-05T23:54:15.462558975</dc:date>
    <meta:editing-duration>PT9M28S</meta:editing-duration>
    <meta:editing-cycles>1</meta:editing-cycles>
    <meta:document-statistic meta:object-count="6"/>
    <meta:generator>LibreOffice/7.3.7.2$Linux_X86_64 LibreOffice_project/30$Build-2</meta:generator>
  </office:meta>
</office:document-meta>
</file>